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IN_5f_TABLE" style:display-name="MAIN_TABLE" style:family="table">
      <style:table-properties style:width="25.7cm" table:align="margins"/>
    </style:style>
    <style:style style:name="MAIN_5f_TABLE.A" style:display-name="MAIN_TABLE.A" style:family="table-column">
      <style:table-column-properties style:column-width="8.567cm" style:rel-column-width="21845*"/>
    </style:style>
    <style:style style:name="MAIN_5f_TABLE.A1" style:display-name="MAIN_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AIN_5f_TABLE.C1" style:display-name="MAIN_TABLE.C1" style:family="table-cell">
      <style:table-cell-properties fo:padding="0.097cm" fo:border="0.002cm solid #000000"/>
    </style:style>
    <style:style style:name="MAIN_5f_TABLE.A2" style:display-name="MAIN_TABLE.A2" style:family="table-cell">
      <style:table-cell-properties fo:padding="0.097cm" fo:border-left="0.002cm solid #000000" fo:border-right="none" fo:border-top="none" fo:border-bottom="0.002cm solid #000000"/>
    </style:style>
    <style:style style:name="MAIN_5f_TABLE.C2" style:display-name="MAIN_TABL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TITLE]</text:p>
      <text:p text:style-name="P1"/>
      <table:table table:name="MAIN_TABLE" table:style-name="MAIN_5f_TABLE">
        <table:table-column table:style-name="MAIN_5f_TABLE.A" table:number-columns-repeated="3"/>
        <table:table-row>
          <table:table-cell table:style-name="MAIN_5f_TABLE.A1" office:value-type="string">
            <text:p text:style-name="P2"/>
          </table:table-cell>
          <table:table-cell table:style-name="MAIN_5f_TABLE.A1" office:value-type="string">
            <text:p text:style-name="P2"/>
          </table:table-cell>
          <table:table-cell table:style-name="MAIN_5f_TABLE.C1" office:value-type="string">
            <text:p text:style-name="P2"/>
          </table:table-cell>
        </table:table-row>
        <table:table-row>
          <table:table-cell table:style-name="MAIN_5f_TABLE.A2" office:value-type="string">
            <text:p text:style-name="P2"/>
          </table:table-cell>
          <table:table-cell table:style-name="MAIN_5f_TABLE.A2" office:value-type="string">
            <text:p text:style-name="P2"/>
          </table:table-cell>
          <table:table-cell table:style-name="MAIN_5f_TABLE.C2" office:value-type="string">
            <text:p text:style-name="P2"/>
          </table:table-cell>
        </table:table-row>
        <table:table-row>
          <table:table-cell table:style-name="MAIN_5f_TABLE.A2" office:value-type="string">
            <text:p text:style-name="P2"/>
          </table:table-cell>
          <table:table-cell table:style-name="MAIN_5f_TABLE.A2" office:value-type="string">
            <text:p text:style-name="P2"/>
          </table:table-cell>
          <table:table-cell table:style-name="MAIN_5f_TABLE.C2" office:value-type="string">
            <text:p text:style-name="P2"/>
          </table:table-cell>
        </table:table-row>
      </table:table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LIT Verlag Münster<text:tab/>[USER]<text:tab/>[DAT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9:11:37</meta:creation-date>
    <dc:date>2016-01-21T19:47:05</dc:date>
    <meta:editing-duration>PT35M29S</meta:editing-duration>
    <meta:editing-cycles>2</meta:editing-cycles>
    <meta:generator>OpenOffice/4.1.2$Unix OpenOffice.org_project/412m3$Build-9782</meta:generator>
    <meta:document-statistic meta:table-count="1" meta:image-count="0" meta:object-count="0" meta:page-count="1" meta:paragraph-count="2" meta:word-count="6" meta:character-count="39"/>
  </office:meta>
</office:document-meta>
</file>